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style:writing-mode="lr-tb">
        <style:tab-stops>
          <style:tab-stop style:position="17cm" style:type="right"/>
        </style:tab-stops>
      </style:paragraph-properties>
      <style:text-properties fo:font-weight="normal" officeooo:paragraph-rsid="000ad8d5" style:font-weight-asian="normal" style:font-weight-complex="normal"/>
    </style:style>
    <style:style style:name="P2" style:family="paragraph" style:parent-style-name="Standard">
      <style:paragraph-properties fo:line-height="150%" style:writing-mode="lr-tb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150%" fo:text-align="center" style:justify-single-word="false" style:writing-mode="lr-tb"/>
      <style:text-properties style:font-name="helvetica" fo:font-size="10pt" fo:font-weight="normal" officeooo:paragraph-rsid="000ad8d5" style:font-size-asian="10pt" style:font-weight-asian="normal" style:font-size-complex="10pt" style:font-weight-complex="normal"/>
    </style:style>
    <style:style style:name="P4" style:family="paragraph" style:parent-style-name="Standard" style:master-page-name="">
      <style:paragraph-properties fo:line-height="200%" style:page-number="auto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paragraph-properties fo:line-height="1.499cm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6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helvetica" fo:font-size="10pt" fo:font-weight="bold" officeooo:rsid="00092a6d" style:font-size-asian="10pt" style:font-weight-asian="bold" style:font-size-complex="10pt" style:font-weight-complex="bold"/>
    </style:style>
    <style:style style:name="T2" style:family="text">
      <style:text-properties style:font-name="helvetica" fo:font-size="10pt" style:font-size-asian="10pt" style:font-size-complex="10pt"/>
    </style:style>
    <style:style style:name="T3" style:family="text">
      <style:text-properties style:font-name="helvetica" fo:font-size="10pt" officeooo:rsid="00092a6d" style:font-size-asian="10pt" style:font-size-complex="10pt"/>
    </style:style>
    <style:style style:name="T4" style:family="text">
      <style:text-properties officeooo:rsid="000deb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escription d'examen biologique</text:p>
      <text:p text:style-name="P1"><text:span text:style-name="T2">Nom du patient : </text:span><text:span text:style-name="T1">NGALI</text:span><text:span text:style-name="T3"><text:tab/></text:span><text:span text:style-name="T2">Prénom : </text:span><text:span text:style-name="T1">MARGUERITE</text:span></text:p>
      <text:p text:style-name="P3">Date de naissance : </text:p>
      <text:p text:style-name="P2"/>
      <text:p text:style-name="P4">Date de demande de l'examen : <text:span text:style-name="T1">19 Juin 2017</text:span></text:p>
      <text:p text:style-name="P4">Nom du prescripteur : <text:span text:style-name="T4">ASSIGUI AIME</text:span><text:tab/></text:p>
      <text:p text:style-name="P4">Nom du service prescripteur de l'examen : <text:span text:style-name="T4">GYNECOLOGIE</text:span><text:tab/></text:p>
      <text:p text:style-name="Heading_20_2"/>
      <text:p text:style-name="Heading_20_2">Tests urinaires</text:p>
      <text:list xml:id="list4767165954080130599" text:style-name="L1">
        <text:list-item>
          <text:p text:style-name="P5">ECBU : <text:tab/></text:p>
        </text:list-item>
      </text:list>
      <text:p text:style-name="Heading_20_2">Infection</text:p>
      <text:list xml:id="list125510137875480" text:style-name="L1">
        <text:list-item>
          <text:p text:style-name="P5">PCV : <text:span text:style-name="T4">VAGINITE A G VAGINILIS</text:span><text:tab/></text:p>
        </text:list-item>
      </text:list>
      <text:list xml:id="list125510582760689" text:style-name="L1">
        <text:list-item>
          <text:p text:style-name="P5">Test VIH rapide : <text:span text:style-name="T4">NON REACTIVE</text:span>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fo:color="#00000a" style:font-name="Arial" fo:font-family="Arial" style:font-family-generic="roman" style:font-pitch="variable" fo:font-size="14pt" fo:language="fr" fo:country="F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roman" style:font-pitch="variable" fo:font-size="10pt" fo:font-style="italic" style:font-size-asian="10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 style:master-page-name="">
      <style:paragraph-properties fo:margin-top="0cm" fo:margin-bottom="1cm" style:contextual-spacing="false" fo:line-height="150%" fo:text-align="center" style:justify-single-word="false" style:page-number="auto" fo:break-before="page" fo:background-color="#ffd320" fo:padding="1cm" fo:border="0.06pt solid #000000" style:shadow="none" style:writing-mode="lr-tb">
        <style:background-image/>
      </style:paragraph-properties>
      <style:text-properties style:font-name="Liberation Serif" fo:font-family="'Liberation Serif'" style:font-style-name="Regular" style:font-family-generic="roman" style:font-pitch="variable" fo:font-size="24pt"/>
    </style:style>
    <style:style style:name="Heading_20_2" style:display-name="Heading 2" style:family="paragraph" style:parent-style-name="Heading" style:class="text">
      <style:paragraph-properties style:writing-mode="lr-tb"/>
      <style:text-properties style:font-name="Liberation Serif" fo:font-family="'Liberation Serif'" style:font-style-name="Regular" style:font-family-generic="roman" style:font-pitch="variable" fo:font-size="20pt"/>
    </style:style>
    <style:style style:name="WW8Num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6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7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9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9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0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0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1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2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3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1" style:display-name="ListLabel 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" style:display-name="ListLabel 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0" style:display-name="ListLabel 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3" style:display-name="ListLabel 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3" style:display-name="ListLabel 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6" style:display-name="ListLabel 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9" style:display-name="ListLabel 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2" style:display-name="ListLabel 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4" style:display-name="ListLabel 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5" style:display-name="ListLabel 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7" style:display-name="ListLabel 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8" style:display-name="ListLabel 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0" style:display-name="ListLabel 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1" style:display-name="ListLabel 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3" style:display-name="ListLabel 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4" style:display-name="ListLabel 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6" style:display-name="ListLabel 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7" style:display-name="ListLabel 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9" style:display-name="ListLabel 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0" style:display-name="ListLabel 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2" style:display-name="ListLabel 1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3" style:display-name="ListLabel 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5" style:display-name="ListLabel 1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6" style:display-name="ListLabel 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8" style:display-name="ListLabel 10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9" style:display-name="ListLabel 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1" style:display-name="ListLabel 11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2" style:display-name="ListLabel 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4" style:display-name="ListLabel 11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5" style:display-name="ListLabel 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7" style:display-name="ListLabel 1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8" style:display-name="ListLabel 1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9" style:display-name="ListLabel 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" style:display-name="ListLabel 1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2" style:display-name="ListLabel 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5" style:display-name="ListLabel 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" style:display-name="ListLabel 13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4" style:display-name="ListLabel 1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5" style:display-name="ListLabel 1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6" style:display-name="ListLabel 1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7" style:display-name="ListLabel 1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8" style:display-name="ListLabel 1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9" style:display-name="ListLabel 1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0" style:display-name="ListLabel 1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1" style:display-name="ListLabel 1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2" style:display-name="ListLabel 1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3" style:display-name="ListLabel 1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2" style:display-name="ListLabel 1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2" style:display-name="ListLabel 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5" style:display-name="ListLabel 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7" style:display-name="ListLabel 1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8" style:display-name="ListLabel 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0" style:display-name="ListLabel 1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1" style:display-name="ListLabel 1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2" style:display-name="ListLabel 1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3" style:display-name="ListLabel 1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4" style:display-name="ListLabel 1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5" style:display-name="ListLabel 1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6" style:display-name="ListLabel 1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7" style:display-name="ListLabel 1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8" style:display-name="ListLabel 1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9" style:display-name="ListLabel 1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0" style:display-name="ListLabel 20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1" style:display-name="ListLabel 2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2" style:display-name="ListLabel 2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3" style:display-name="ListLabel 20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4" style:display-name="ListLabel 2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5" style:display-name="ListLabel 2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6" style:display-name="ListLabel 20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7" style:display-name="ListLabel 2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8" style:display-name="ListLabel 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09" style:display-name="ListLabel 20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0" style:display-name="ListLabel 2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1" style:display-name="ListLabel 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2" style:display-name="ListLabel 21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3" style:display-name="ListLabel 2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4" style:display-name="ListLabel 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5" style:display-name="ListLabel 21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6" style:display-name="ListLabel 2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7" style:display-name="ListLabel 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8" style:display-name="ListLabel 2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9" style:display-name="ListLabel 2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0" style:display-name="ListLabel 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1" style:display-name="ListLabel 2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2" style:display-name="ListLabel 2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3" style:display-name="ListLabel 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4" style:display-name="ListLabel 2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5" style:display-name="ListLabel 2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6" style:display-name="ListLabel 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7" style:display-name="ListLabel 2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8" style:display-name="ListLabel 2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9" style:display-name="ListLabel 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0" style:display-name="ListLabel 2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1" style:display-name="ListLabel 2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2" style:display-name="ListLabel 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3" style:display-name="ListLabel 2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4" style:display-name="ListLabel 2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5" style:display-name="ListLabel 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6" style:display-name="ListLabel 2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7" style:display-name="ListLabel 2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8" style:display-name="ListLabel 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9" style:display-name="ListLabel 2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0" style:display-name="ListLabel 2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1" style:display-name="ListLabel 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2" style:display-name="ListLabel 2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3" style:display-name="ListLabel 2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4" style:display-name="ListLabel 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5" style:display-name="ListLabel 2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6" style:display-name="ListLabel 2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7" style:display-name="ListLabel 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8" style:display-name="ListLabel 2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9" style:display-name="ListLabel 2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0" style:display-name="ListLabel 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1" style:display-name="ListLabel 2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2" style:display-name="ListLabel 2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3" style:display-name="ListLabel 25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4" style:display-name="ListLabel 25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1" style:display-name="ListLabel 2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0" style:display-name="ListLabel 2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9" style:display-name="ListLabel 2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0" style:display-name="ListLabel 2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1" style:display-name="ListLabel 2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2" style:display-name="ListLabel 2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3" style:display-name="ListLabel 2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4" style:display-name="ListLabel 2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5" style:display-name="ListLabel 2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6" style:display-name="ListLabel 2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7" style:display-name="ListLabel 2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8" style:display-name="ListLabel 29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7" style:display-name="ListLabel 30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8" style:display-name="ListLabel 30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6" style:display-name="ListLabel 3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7" style:display-name="ListLabel 3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8" style:display-name="ListLabel 3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9" style:display-name="ListLabel 3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0" style:display-name="ListLabel 3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1" style:display-name="ListLabel 3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2" style:display-name="ListLabel 3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3" style:display-name="ListLabel 3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4" style:display-name="ListLabel 3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5" style:display-name="ListLabel 3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6" style:display-name="ListLabel 3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7" style:display-name="ListLabel 3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8" style:display-name="ListLabel 3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9" style:display-name="ListLabel 32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0" style:display-name="ListLabel 3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1" style:display-name="ListLabel 3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2" style:display-name="ListLabel 33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3" style:display-name="ListLabel 3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4" style:display-name="ListLabel 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5" style:display-name="ListLabel 3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6" style:display-name="ListLabel 3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7" style:display-name="ListLabel 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8" style:display-name="ListLabel 3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9" style:display-name="ListLabel 3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0" style:display-name="ListLabel 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1" style:display-name="ListLabel 3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2" style:display-name="ListLabel 3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3" style:display-name="ListLabel 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4" style:display-name="ListLabel 3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5" style:display-name="ListLabel 3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6" style:display-name="ListLabel 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7" style:display-name="ListLabel 3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8" style:display-name="ListLabel 3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9" style:display-name="ListLabel 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0" style:display-name="ListLabel 3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1" style:display-name="ListLabel 3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2" style:display-name="ListLabel 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3" style:display-name="ListLabel 3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4" style:display-name="ListLabel 3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5" style:display-name="ListLabel 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6" style:display-name="ListLabel 3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7" style:display-name="ListLabel 3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8" style:display-name="ListLabel 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9" style:display-name="ListLabel 3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0" style:display-name="ListLabel 3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1" style:display-name="ListLabel 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2" style:display-name="ListLabel 3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3" style:display-name="ListLabel 3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4" style:display-name="ListLabel 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5" style:display-name="ListLabel 3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6" style:display-name="ListLabel 3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7" style:display-name="ListLabel 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8" style:display-name="ListLabel 3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9" style:display-name="ListLabel 3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0" style:display-name="ListLabel 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1" style:display-name="ListLabel 3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2" style:display-name="ListLabel 3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3" style:display-name="ListLabel 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4" style:display-name="ListLabel 3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5" style:display-name="ListLabel 3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6" style:display-name="ListLabel 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7" style:display-name="ListLabel 3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8" style:display-name="ListLabel 3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9" style:display-name="ListLabel 37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0" style:display-name="ListLabel 3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1" style:display-name="ListLabel 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7" style:display-name="ListLabel 3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0" style:display-name="ListLabel 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6" style:display-name="ListLabel 40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9" style:display-name="ListLabel 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0" style:display-name="ListLabel 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1" style:display-name="ListLabel 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2" style:display-name="ListLabel 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3" style:display-name="ListLabel 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4" style:display-name="ListLabel 4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5" style:display-name="ListLabel 41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16" style:display-name="ListLabel 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7" style:display-name="ListLabel 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4" style:display-name="ListLabel 42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5" style:display-name="ListLabel 42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3" style:display-name="ListLabel 4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4" style:display-name="ListLabel 4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5" style:display-name="ListLabel 4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6" style:display-name="ListLabel 4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7" style:display-name="ListLabel 4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8" style:display-name="ListLabel 4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9" style:display-name="ListLabel 4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0" style:display-name="ListLabel 4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1" style:display-name="ListLabel 4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2" style:display-name="ListLabel 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3" style:display-name="ListLabel 4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4" style:display-name="ListLabel 4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5" style:display-name="ListLabel 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6" style:display-name="ListLabel 4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7" style:display-name="ListLabel 4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8" style:display-name="ListLabel 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9" style:display-name="ListLabel 4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0" style:display-name="ListLabel 4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1" style:display-name="ListLabel 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2" style:display-name="ListLabel 4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3" style:display-name="ListLabel 4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4" style:display-name="ListLabel 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5" style:display-name="ListLabel 4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6" style:display-name="ListLabel 4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7" style:display-name="ListLabel 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8" style:display-name="ListLabel 4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9" style:display-name="ListLabel 4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0" style:display-name="ListLabel 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1" style:display-name="ListLabel 4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2" style:display-name="ListLabel 4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3" style:display-name="ListLabel 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4" style:display-name="ListLabel 4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5" style:display-name="ListLabel 4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6" style:display-name="ListLabel 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7" style:display-name="ListLabel 4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8" style:display-name="ListLabel 4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9" style:display-name="ListLabel 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0" style:display-name="ListLabel 4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1" style:display-name="ListLabel 4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2" style:display-name="ListLabel 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3" style:display-name="ListLabel 47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4" style:display-name="ListLabel 4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5" style:display-name="ListLabel 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6" style:display-name="ListLabel 47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7" style:display-name="ListLabel 4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8" style:display-name="ListLabel 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9" style:display-name="ListLabel 47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0" style:display-name="ListLabel 4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1" style:display-name="ListLabel 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2" style:display-name="ListLabel 48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3" style:display-name="ListLabel 4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4" style:display-name="ListLabel 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5" style:display-name="ListLabel 48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6" style:display-name="ListLabel 4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7" style:display-name="ListLabel 48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8" style:display-name="ListLabel 48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9" style:display-name="ListLabel 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0" style:display-name="ListLabel 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1" style:display-name="ListLabel 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2" style:display-name="ListLabel 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3" style:display-name="ListLabel 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4" style:display-name="ListLabel 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5" style:display-name="ListLabel 4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6" style:display-name="ListLabel 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7" style:display-name="ListLabel 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8" style:display-name="ListLabel 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9" style:display-name="ListLabel 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0" style:display-name="ListLabel 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1" style:display-name="ListLabel 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2" style:display-name="ListLabel 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3" style:display-name="ListLabel 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4" style:display-name="ListLabel 5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5" style:display-name="ListLabel 50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06" style:display-name="ListLabel 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7" style:display-name="ListLabel 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8" style:display-name="ListLabel 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9" style:display-name="ListLabel 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0" style:display-name="ListLabel 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1" style:display-name="ListLabel 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2" style:display-name="ListLabel 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3" style:display-name="ListLabel 5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4" style:display-name="ListLabel 51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15" style:display-name="ListLabel 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6" style:display-name="ListLabel 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7" style:display-name="ListLabel 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8" style:display-name="ListLabel 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9" style:display-name="ListLabel 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0" style:display-name="ListLabel 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1" style:display-name="ListLabel 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2" style:display-name="ListLabel 5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3" style:display-name="ListLabel 52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24" style:display-name="ListLabel 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5" style:display-name="ListLabel 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6" style:display-name="ListLabel 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7" style:display-name="ListLabel 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8" style:display-name="ListLabel 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9" style:display-name="ListLabel 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0" style:display-name="ListLabel 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1" style:display-name="ListLabel 5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2" style:display-name="ListLabel 53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33" style:display-name="ListLabel 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4" style:display-name="ListLabel 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5" style:display-name="ListLabel 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6" style:display-name="ListLabel 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7" style:display-name="ListLabel 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8" style:display-name="ListLabel 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9" style:display-name="ListLabel 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0" style:display-name="ListLabel 5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1" style:display-name="ListLabel 54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42" style:display-name="ListLabel 5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3" style:display-name="ListLabel 5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4" style:display-name="ListLabel 5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5" style:display-name="ListLabel 5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6" style:display-name="ListLabel 5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7" style:display-name="ListLabel 5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8" style:display-name="ListLabel 5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9" style:display-name="ListLabel 5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0" style:display-name="ListLabel 55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1" style:display-name="ListLabel 5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2" style:display-name="ListLabel 55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3" style:display-name="ListLabel 5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4" style:display-name="ListLabel 5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5" style:display-name="ListLabel 5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6" style:display-name="ListLabel 5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7" style:display-name="ListLabel 5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8" style:display-name="ListLabel 5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9" style:display-name="ListLabel 55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0" style:display-name="ListLabel 5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1" style:display-name="ListLabel 5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2" style:display-name="ListLabel 5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3" style:display-name="ListLabel 5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4" style:display-name="ListLabel 5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5" style:display-name="ListLabel 5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6" style:display-name="ListLabel 5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7" style:display-name="ListLabel 5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8" style:display-name="ListLabel 56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9" style:display-name="ListLabel 5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0" style:display-name="ListLabel 5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1" style:display-name="ListLabel 5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2" style:display-name="ListLabel 5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3" style:display-name="ListLabel 5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4" style:display-name="ListLabel 5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5" style:display-name="ListLabel 5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6" style:display-name="ListLabel 5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7" style:display-name="ListLabel 57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8" style:display-name="ListLabel 5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9" style:display-name="ListLabel 5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0" style:display-name="ListLabel 5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1" style:display-name="ListLabel 5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2" style:display-name="ListLabel 5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3" style:display-name="ListLabel 5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4" style:display-name="ListLabel 5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5" style:display-name="ListLabel 5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6" style:display-name="ListLabel 5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87" style:display-name="ListLabel 5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8" style:display-name="ListLabel 5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9" style:display-name="ListLabel 5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0" style:display-name="ListLabel 5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1" style:display-name="ListLabel 5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2" style:display-name="ListLabel 5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3" style:display-name="ListLabel 5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4" style:display-name="ListLabel 5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5" style:display-name="ListLabel 59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96" style:display-name="ListLabel 5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7" style:display-name="ListLabel 5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8" style:display-name="ListLabel 5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9" style:display-name="ListLabel 5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0" style:display-name="ListLabel 6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1" style:display-name="ListLabel 6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2" style:display-name="ListLabel 6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3" style:display-name="ListLabel 6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4" style:display-name="ListLabel 6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05" style:display-name="ListLabel 6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6" style:display-name="ListLabel 6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7" style:display-name="ListLabel 6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8" style:display-name="ListLabel 6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9" style:display-name="ListLabel 6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0" style:display-name="ListLabel 6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1" style:display-name="ListLabel 6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2" style:display-name="ListLabel 6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3" style:display-name="ListLabel 61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14" style:display-name="ListLabel 6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5" style:display-name="ListLabel 6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6" style:display-name="ListLabel 6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7" style:display-name="ListLabel 6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8" style:display-name="ListLabel 6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9" style:display-name="ListLabel 6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0" style:display-name="ListLabel 6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1" style:display-name="ListLabel 6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2" style:display-name="ListLabel 62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23" style:display-name="ListLabel 6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4" style:display-name="ListLabel 6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5" style:display-name="ListLabel 6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6" style:display-name="ListLabel 6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7" style:display-name="ListLabel 6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8" style:display-name="ListLabel 6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9" style:display-name="ListLabel 6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0" style:display-name="ListLabel 6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1" style:display-name="ListLabel 63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32" style:display-name="ListLabel 6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3" style:display-name="ListLabel 6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4" style:display-name="ListLabel 6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5" style:display-name="ListLabel 6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6" style:display-name="ListLabel 6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7" style:display-name="ListLabel 6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8" style:display-name="ListLabel 6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9" style:display-name="ListLabel 6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0" style:display-name="ListLabel 6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41" style:display-name="ListLabel 6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2" style:display-name="ListLabel 6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3" style:display-name="ListLabel 6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4" style:display-name="ListLabel 6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5" style:display-name="ListLabel 6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6" style:display-name="ListLabel 6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7" style:display-name="ListLabel 6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8" style:display-name="ListLabel 6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9" style:display-name="ListLabel 64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0" style:display-name="ListLabel 6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1" style:display-name="ListLabel 6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2" style:display-name="ListLabel 6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3" style:display-name="ListLabel 6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4" style:display-name="ListLabel 6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5" style:display-name="ListLabel 6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6" style:display-name="ListLabel 6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7" style:display-name="ListLabel 6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8" style:display-name="ListLabel 6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9" style:display-name="ListLabel 6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0" style:display-name="ListLabel 6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1" style:display-name="ListLabel 6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2" style:display-name="ListLabel 6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3" style:display-name="ListLabel 6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4" style:display-name="ListLabel 6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5" style:display-name="ListLabel 6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6" style:display-name="ListLabel 6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7" style:display-name="ListLabel 66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68" style:display-name="ListLabel 6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9" style:display-name="ListLabel 6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0" style:display-name="ListLabel 6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1" style:display-name="ListLabel 6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2" style:display-name="ListLabel 6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3" style:display-name="ListLabel 6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4" style:display-name="ListLabel 6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5" style:display-name="ListLabel 6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6" style:display-name="ListLabel 67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77" style:display-name="ListLabel 6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8" style:display-name="ListLabel 6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9" style:display-name="ListLabel 6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0" style:display-name="ListLabel 6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1" style:display-name="ListLabel 6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2" style:display-name="ListLabel 6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3" style:display-name="ListLabel 6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4" style:display-name="ListLabel 6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5" style:display-name="ListLabel 68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86" style:display-name="ListLabel 6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7" style:display-name="ListLabel 6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8" style:display-name="ListLabel 6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9" style:display-name="ListLabel 6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0" style:display-name="ListLabel 6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1" style:display-name="ListLabel 6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2" style:display-name="ListLabel 6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3" style:display-name="ListLabel 6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4" style:display-name="ListLabel 69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95" style:display-name="ListLabel 6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6" style:display-name="ListLabel 6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7" style:display-name="ListLabel 6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8" style:display-name="ListLabel 6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9" style:display-name="ListLabel 6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0" style:display-name="ListLabel 7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1" style:display-name="ListLabel 7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2" style:display-name="ListLabel 7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3" style:display-name="ListLabel 70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04" style:display-name="ListLabel 7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5" style:display-name="ListLabel 7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6" style:display-name="ListLabel 7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7" style:display-name="ListLabel 7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8" style:display-name="ListLabel 7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9" style:display-name="ListLabel 7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0" style:display-name="ListLabel 7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1" style:display-name="ListLabel 7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2" style:display-name="ListLabel 71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13" style:display-name="ListLabel 7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4" style:display-name="ListLabel 7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5" style:display-name="ListLabel 7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6" style:display-name="ListLabel 7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7" style:display-name="ListLabel 7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8" style:display-name="ListLabel 7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9" style:display-name="ListLabel 7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0" style:display-name="ListLabel 7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1" style:display-name="ListLabel 72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22" style:display-name="ListLabel 7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3" style:display-name="ListLabel 7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4" style:display-name="ListLabel 7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5" style:display-name="ListLabel 7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6" style:display-name="ListLabel 7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7" style:display-name="ListLabel 7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8" style:display-name="ListLabel 7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9" style:display-name="ListLabel 7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0" style:display-name="ListLabel 73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31" style:display-name="ListLabel 7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2" style:display-name="ListLabel 7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3" style:display-name="ListLabel 7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4" style:display-name="ListLabel 7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5" style:display-name="ListLabel 7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6" style:display-name="ListLabel 7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7" style:display-name="ListLabel 7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8" style:display-name="ListLabel 7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9" style:display-name="ListLabel 7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0" style:display-name="ListLabel 7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1" style:display-name="ListLabel 74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2" style:display-name="ListLabel 7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3" style:display-name="ListLabel 7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4" style:display-name="ListLabel 7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5" style:display-name="ListLabel 7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6" style:display-name="ListLabel 7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7" style:display-name="ListLabel 7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8" style:display-name="ListLabel 74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9" style:display-name="ListLabel 7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0" style:display-name="ListLabel 7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1" style:display-name="ListLabel 7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2" style:display-name="ListLabel 7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3" style:display-name="ListLabel 7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4" style:display-name="ListLabel 7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5" style:display-name="ListLabel 7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6" style:display-name="ListLabel 7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7" style:display-name="ListLabel 75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8" style:display-name="ListLabel 7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9" style:display-name="ListLabel 7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0" style:display-name="ListLabel 7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1" style:display-name="ListLabel 7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2" style:display-name="ListLabel 7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3" style:display-name="ListLabel 7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4" style:display-name="ListLabel 7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5" style:display-name="ListLabel 7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6" style:display-name="ListLabel 76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67" style:display-name="ListLabel 7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8" style:display-name="ListLabel 7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9" style:display-name="ListLabel 7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0" style:display-name="ListLabel 7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1" style:display-name="ListLabel 7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2" style:display-name="ListLabel 7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3" style:display-name="ListLabel 7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4" style:display-name="ListLabel 7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5" style:display-name="ListLabel 77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76" style:display-name="ListLabel 7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7" style:display-name="ListLabel 7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8" style:display-name="ListLabel 7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9" style:display-name="ListLabel 7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0" style:display-name="ListLabel 7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1" style:display-name="ListLabel 7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2" style:display-name="ListLabel 7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3" style:display-name="ListLabel 7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4" style:display-name="ListLabel 78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85" style:display-name="ListLabel 7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6" style:display-name="ListLabel 7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7" style:display-name="ListLabel 7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8" style:display-name="ListLabel 7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9" style:display-name="ListLabel 7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0" style:display-name="ListLabel 7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1" style:display-name="ListLabel 7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2" style:display-name="ListLabel 7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3" style:display-name="ListLabel 79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94" style:display-name="ListLabel 7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5" style:display-name="ListLabel 7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6" style:display-name="ListLabel 7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7" style:display-name="ListLabel 7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8" style:display-name="ListLabel 7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9" style:display-name="ListLabel 7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0" style:display-name="ListLabel 8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1" style:display-name="ListLabel 8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2" style:display-name="ListLabel 80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03" style:display-name="ListLabel 8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4" style:display-name="ListLabel 8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5" style:display-name="ListLabel 8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6" style:display-name="ListLabel 8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7" style:display-name="ListLabel 8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8" style:display-name="ListLabel 8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9" style:display-name="ListLabel 8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0" style:display-name="ListLabel 8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1" style:display-name="ListLabel 81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12" style:display-name="ListLabel 8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3" style:display-name="ListLabel 8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4" style:display-name="ListLabel 8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5" style:display-name="ListLabel 8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6" style:display-name="ListLabel 8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7" style:display-name="ListLabel 8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8" style:display-name="ListLabel 8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9" style:display-name="ListLabel 8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0" style:display-name="ListLabel 82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21" style:display-name="ListLabel 8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2" style:display-name="ListLabel 8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3" style:display-name="ListLabel 8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4" style:display-name="ListLabel 8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5" style:display-name="ListLabel 8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6" style:display-name="ListLabel 8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7" style:display-name="ListLabel 8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8" style:display-name="ListLabel 8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9" style:display-name="ListLabel 82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0" style:display-name="ListLabel 8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1" style:display-name="ListLabel 8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2" style:display-name="ListLabel 8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3" style:display-name="ListLabel 8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4" style:display-name="ListLabel 8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5" style:display-name="ListLabel 8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6" style:display-name="ListLabel 8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7" style:display-name="ListLabel 8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8" style:display-name="ListLabel 8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9" style:display-name="ListLabel 8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0" style:display-name="ListLabel 8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1" style:display-name="ListLabel 8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2" style:display-name="ListLabel 8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3" style:display-name="ListLabel 8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4" style:display-name="ListLabel 8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5" style:display-name="ListLabel 8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6" style:display-name="ListLabel 8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7" style:display-name="ListLabel 84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48" style:display-name="ListLabel 8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9" style:display-name="ListLabel 8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0" style:display-name="ListLabel 8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1" style:display-name="ListLabel 8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2" style:display-name="ListLabel 8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3" style:display-name="ListLabel 8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4" style:display-name="ListLabel 8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5" style:display-name="ListLabel 8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6" style:display-name="ListLabel 85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57" style:display-name="ListLabel 8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8" style:display-name="ListLabel 8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9" style:display-name="ListLabel 8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0" style:display-name="ListLabel 8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1" style:display-name="ListLabel 8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2" style:display-name="ListLabel 8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3" style:display-name="ListLabel 8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4" style:display-name="ListLabel 8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5" style:display-name="ListLabel 86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66" style:display-name="ListLabel 8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7" style:display-name="ListLabel 8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8" style:display-name="ListLabel 8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9" style:display-name="ListLabel 8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0" style:display-name="ListLabel 8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1" style:display-name="ListLabel 8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2" style:display-name="ListLabel 8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3" style:display-name="ListLabel 8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4" style:display-name="ListLabel 87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75" style:display-name="ListLabel 8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6" style:display-name="ListLabel 8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7" style:display-name="ListLabel 8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8" style:display-name="ListLabel 8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9" style:display-name="ListLabel 8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0" style:display-name="ListLabel 8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1" style:display-name="ListLabel 8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2" style:display-name="ListLabel 8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3" style:display-name="ListLabel 88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84" style:display-name="ListLabel 8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5" style:display-name="ListLabel 8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6" style:display-name="ListLabel 8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7" style:display-name="ListLabel 8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8" style:display-name="ListLabel 8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9" style:display-name="ListLabel 8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0" style:display-name="ListLabel 8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1" style:display-name="ListLabel 8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2" style:display-name="ListLabel 89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93" style:display-name="ListLabel 8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4" style:display-name="ListLabel 8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5" style:display-name="ListLabel 8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6" style:display-name="ListLabel 8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7" style:display-name="ListLabel 8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8" style:display-name="ListLabel 8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9" style:display-name="ListLabel 8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0" style:display-name="ListLabel 9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1" style:display-name="ListLabel 90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02" style:display-name="ListLabel 9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3" style:display-name="ListLabel 9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4" style:display-name="ListLabel 9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5" style:display-name="ListLabel 9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6" style:display-name="ListLabel 9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7" style:display-name="ListLabel 9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8" style:display-name="ListLabel 9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9" style:display-name="ListLabel 9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0" style:display-name="ListLabel 91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11" style:display-name="ListLabel 9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2" style:display-name="ListLabel 9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3" style:display-name="ListLabel 9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4" style:display-name="ListLabel 9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5" style:display-name="ListLabel 9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6" style:display-name="ListLabel 9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7" style:display-name="ListLabel 9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8" style:display-name="ListLabel 9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9" style:display-name="ListLabel 91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0" style:display-name="ListLabel 9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1" style:display-name="ListLabel 9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2" style:display-name="ListLabel 9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3" style:display-name="ListLabel 9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4" style:display-name="ListLabel 9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5" style:display-name="ListLabel 9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6" style:display-name="ListLabel 9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7" style:display-name="ListLabel 9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8" style:display-name="ListLabel 9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9" style:display-name="ListLabel 9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0" style:display-name="ListLabel 9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1" style:display-name="ListLabel 9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2" style:display-name="ListLabel 9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3" style:display-name="ListLabel 9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4" style:display-name="ListLabel 9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5" style:display-name="ListLabel 9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6" style:display-name="ListLabel 9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7" style:display-name="ListLabel 93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8" style:display-name="ListLabel 9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9" style:display-name="ListLabel 9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0" style:display-name="ListLabel 9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1" style:display-name="ListLabel 9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2" style:display-name="ListLabel 9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3" style:display-name="ListLabel 9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4" style:display-name="ListLabel 9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5" style:display-name="ListLabel 9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6" style:display-name="ListLabel 94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7" style:display-name="ListLabel 9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8" style:display-name="ListLabel 9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9" style:display-name="ListLabel 9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0" style:display-name="ListLabel 9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1" style:display-name="ListLabel 9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2" style:display-name="ListLabel 9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3" style:display-name="ListLabel 9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4" style:display-name="ListLabel 9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5" style:display-name="ListLabel 95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56" style:display-name="ListLabel 9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7" style:display-name="ListLabel 9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8" style:display-name="ListLabel 9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9" style:display-name="ListLabel 9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0" style:display-name="ListLabel 9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1" style:display-name="ListLabel 9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2" style:display-name="ListLabel 9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3" style:display-name="ListLabel 9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4" style:display-name="ListLabel 96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65" style:display-name="ListLabel 9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6" style:display-name="ListLabel 9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7" style:display-name="ListLabel 9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8" style:display-name="ListLabel 9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9" style:display-name="ListLabel 9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0" style:display-name="ListLabel 9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1" style:display-name="ListLabel 9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2" style:display-name="ListLabel 9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3" style:display-name="ListLabel 97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74" style:display-name="ListLabel 9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5" style:display-name="ListLabel 9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6" style:display-name="ListLabel 9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7" style:display-name="ListLabel 9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8" style:display-name="ListLabel 9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9" style:display-name="ListLabel 9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0" style:display-name="ListLabel 9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1" style:display-name="ListLabel 9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2" style:display-name="ListLabel 98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83" style:display-name="ListLabel 9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4" style:display-name="ListLabel 9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5" style:display-name="ListLabel 9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6" style:display-name="ListLabel 9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7" style:display-name="ListLabel 9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8" style:display-name="ListLabel 9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9" style:display-name="ListLabel 9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0" style:display-name="ListLabel 9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1" style:display-name="ListLabel 99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92" style:display-name="ListLabel 9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3" style:display-name="ListLabel 9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4" style:display-name="ListLabel 9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5" style:display-name="ListLabel 9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6" style:display-name="ListLabel 9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7" style:display-name="ListLabel 9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8" style:display-name="ListLabel 9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9" style:display-name="ListLabel 9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0" style:display-name="ListLabel 100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01" style:display-name="ListLabel 10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2" style:display-name="ListLabel 10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3" style:display-name="ListLabel 10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4" style:display-name="ListLabel 10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5" style:display-name="ListLabel 10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6" style:display-name="ListLabel 10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7" style:display-name="ListLabel 10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8" style:display-name="ListLabel 10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9" style:display-name="ListLabel 100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0" style:display-name="ListLabel 10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1" style:display-name="ListLabel 10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2" style:display-name="ListLabel 10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3" style:display-name="ListLabel 10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4" style:display-name="ListLabel 10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5" style:display-name="ListLabel 10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6" style:display-name="ListLabel 10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7" style:display-name="ListLabel 10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8" style:display-name="ListLabel 101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9" style:display-name="ListLabel 10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0" style:display-name="ListLabel 10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1" style:display-name="ListLabel 10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2" style:display-name="ListLabel 10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3" style:display-name="ListLabel 10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4" style:display-name="ListLabel 10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5" style:display-name="ListLabel 10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6" style:display-name="ListLabel 10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7" style:display-name="ListLabel 102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28" style:display-name="ListLabel 10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9" style:display-name="ListLabel 10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0" style:display-name="ListLabel 10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1" style:display-name="ListLabel 10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2" style:display-name="ListLabel 10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3" style:display-name="ListLabel 10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4" style:display-name="ListLabel 10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5" style:display-name="ListLabel 10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6" style:display-name="ListLabel 103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37" style:display-name="ListLabel 10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8" style:display-name="ListLabel 10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9" style:display-name="ListLabel 10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0" style:display-name="ListLabel 10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1" style:display-name="ListLabel 10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2" style:display-name="ListLabel 10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3" style:display-name="ListLabel 10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4" style:display-name="ListLabel 10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5" style:display-name="ListLabel 10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46" style:display-name="ListLabel 10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7" style:display-name="ListLabel 10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8" style:display-name="ListLabel 10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9" style:display-name="ListLabel 10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0" style:display-name="ListLabel 10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1" style:display-name="ListLabel 10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2" style:display-name="ListLabel 10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3" style:display-name="ListLabel 10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4" style:display-name="ListLabel 105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55" style:display-name="ListLabel 10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6" style:display-name="ListLabel 10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7" style:display-name="ListLabel 10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8" style:display-name="ListLabel 10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9" style:display-name="ListLabel 10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0" style:display-name="ListLabel 10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1" style:display-name="ListLabel 10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2" style:display-name="ListLabel 10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3" style:display-name="ListLabel 10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64" style:display-name="ListLabel 10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5" style:display-name="ListLabel 10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6" style:display-name="ListLabel 10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7" style:display-name="ListLabel 10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8" style:display-name="ListLabel 10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9" style:display-name="ListLabel 10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0" style:display-name="ListLabel 10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1" style:display-name="ListLabel 10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2" style:display-name="ListLabel 10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73" style:display-name="ListLabel 10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4" style:display-name="ListLabel 10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5" style:display-name="ListLabel 10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6" style:display-name="ListLabel 10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7" style:display-name="ListLabel 10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8" style:display-name="ListLabel 10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9" style:display-name="ListLabel 10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0" style:display-name="ListLabel 10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1" style:display-name="ListLabel 108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82" style:display-name="ListLabel 10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3" style:display-name="ListLabel 10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4" style:display-name="ListLabel 10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5" style:display-name="ListLabel 10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6" style:display-name="ListLabel 10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7" style:display-name="ListLabel 10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8" style:display-name="ListLabel 10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9" style:display-name="ListLabel 10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0" style:display-name="ListLabel 109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91" style:display-name="ListLabel 10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2" style:display-name="ListLabel 10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3" style:display-name="ListLabel 10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4" style:display-name="ListLabel 10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5" style:display-name="ListLabel 10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6" style:display-name="ListLabel 10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7" style:display-name="ListLabel 10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8" style:display-name="ListLabel 10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9" style:display-name="ListLabel 109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0" style:display-name="ListLabel 1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1" style:display-name="ListLabel 11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2" style:display-name="ListLabel 11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3" style:display-name="ListLabel 1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4" style:display-name="ListLabel 11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5" style:display-name="ListLabel 11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6" style:display-name="ListLabel 1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7" style:display-name="ListLabel 11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8" style:display-name="ListLabel 110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9" style:display-name="ListLabel 1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0" style:display-name="ListLabel 11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1" style:display-name="ListLabel 11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2" style:display-name="ListLabel 1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3" style:display-name="ListLabel 11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4" style:display-name="ListLabel 11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5" style:display-name="ListLabel 1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6" style:display-name="ListLabel 11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7" style:display-name="ListLabel 111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18" style:display-name="ListLabel 11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9" style:display-name="ListLabel 1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0" style:display-name="ListLabel 1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1" style:display-name="ListLabel 11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2" style:display-name="ListLabel 1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3" style:display-name="ListLabel 1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4" style:display-name="ListLabel 11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5" style:display-name="ListLabel 1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6" style:display-name="ListLabel 11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7" style:display-name="ListLabel 11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8" style:display-name="ListLabel 112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9" style:display-name="ListLabel 112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0" style:display-name="ListLabel 1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1" style:display-name="ListLabel 1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2" style:display-name="ListLabel 1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3" style:display-name="ListLabel 1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4" style:display-name="ListLabel 1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5" style:display-name="ListLabel 113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6" style:display-name="ListLabel 11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7" style:display-name="ListLabel 1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8" style:display-name="ListLabel 1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9" style:display-name="ListLabel 1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0" style:display-name="ListLabel 1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1" style:display-name="ListLabel 1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2" style:display-name="ListLabel 1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3" style:display-name="ListLabel 1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4" style:display-name="ListLabel 114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45" style:display-name="ListLabel 11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6" style:display-name="ListLabel 1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7" style:display-name="ListLabel 1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8" style:display-name="ListLabel 1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9" style:display-name="ListLabel 1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0" style:display-name="ListLabel 1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1" style:display-name="ListLabel 1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2" style:display-name="ListLabel 1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3" style:display-name="ListLabel 115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54" style:display-name="ListLabel 11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5" style:display-name="ListLabel 11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6" style:display-name="ListLabel 11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7" style:display-name="ListLabel 11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8" style:display-name="ListLabel 11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9" style:display-name="ListLabel 11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0" style:display-name="ListLabel 11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1" style:display-name="ListLabel 11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2" style:display-name="ListLabel 116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63" style:display-name="ListLabel 11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4" style:display-name="ListLabel 1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5" style:display-name="ListLabel 1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6" style:display-name="ListLabel 1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7" style:display-name="ListLabel 1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8" style:display-name="ListLabel 1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9" style:display-name="ListLabel 1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0" style:display-name="ListLabel 1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1" style:display-name="ListLabel 11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72" style:display-name="ListLabel 11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3" style:display-name="ListLabel 11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4" style:display-name="ListLabel 1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5" style:display-name="ListLabel 1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6" style:display-name="ListLabel 1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7" style:display-name="ListLabel 1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8" style:display-name="ListLabel 1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9" style:display-name="ListLabel 1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0" style:display-name="ListLabel 118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81" style:display-name="ListLabel 11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2" style:display-name="ListLabel 1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3" style:display-name="ListLabel 1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4" style:display-name="ListLabel 11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5" style:display-name="ListLabel 1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6" style:display-name="ListLabel 1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7" style:display-name="ListLabel 11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8" style:display-name="ListLabel 1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9" style:display-name="ListLabel 118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0" style:display-name="ListLabel 11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1" style:display-name="ListLabel 11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2" style:display-name="ListLabel 11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3" style:display-name="ListLabel 11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4" style:display-name="ListLabel 11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5" style:display-name="ListLabel 11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6" style:display-name="ListLabel 11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7" style:display-name="ListLabel 11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8" style:display-name="ListLabel 119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9" style:display-name="ListLabel 11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0" style:display-name="ListLabel 12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1" style:display-name="ListLabel 12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2" style:display-name="ListLabel 12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3" style:display-name="ListLabel 12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4" style:display-name="ListLabel 12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5" style:display-name="ListLabel 12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6" style:display-name="ListLabel 12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7" style:display-name="ListLabel 120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08" style:display-name="ListLabel 1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9" style:display-name="ListLabel 12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0" style:display-name="ListLabel 12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1" style:display-name="ListLabel 1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2" style:display-name="ListLabel 12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3" style:display-name="ListLabel 12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4" style:display-name="ListLabel 1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5" style:display-name="ListLabel 12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6" style:display-name="ListLabel 121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17" style:display-name="ListLabel 1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8" style:display-name="ListLabel 12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9" style:display-name="ListLabel 12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0" style:display-name="ListLabel 1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1" style:display-name="ListLabel 12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2" style:display-name="ListLabel 12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3" style:display-name="ListLabel 1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4" style:display-name="ListLabel 12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5" style:display-name="ListLabel 12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26" style:display-name="ListLabel 1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7" style:display-name="ListLabel 12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8" style:display-name="ListLabel 12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9" style:display-name="ListLabel 1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0" style:display-name="ListLabel 12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1" style:display-name="ListLabel 12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2" style:display-name="ListLabel 1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3" style:display-name="ListLabel 12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4" style:display-name="ListLabel 123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35" style:display-name="ListLabel 1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6" style:display-name="ListLabel 12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7" style:display-name="ListLabel 12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8" style:display-name="ListLabel 1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9" style:display-name="ListLabel 12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0" style:display-name="ListLabel 12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1" style:display-name="ListLabel 1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2" style:display-name="ListLabel 12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3" style:display-name="ListLabel 124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44" style:display-name="ListLabel 1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5" style:display-name="ListLabel 12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6" style:display-name="ListLabel 12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7" style:display-name="ListLabel 1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8" style:display-name="ListLabel 12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9" style:display-name="ListLabel 12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0" style:display-name="ListLabel 1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1" style:display-name="ListLabel 12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2" style:display-name="ListLabel 125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53" style:display-name="ListLabel 12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4" style:display-name="ListLabel 12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5" style:display-name="ListLabel 1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6" style:display-name="ListLabel 1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7" style:display-name="ListLabel 1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8" style:display-name="ListLabel 1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9" style:display-name="ListLabel 1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0" style:display-name="ListLabel 1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1" style:display-name="ListLabel 126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62" style:display-name="ListLabel 1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3" style:display-name="ListLabel 1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4" style:display-name="ListLabel 1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5" style:display-name="ListLabel 1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6" style:display-name="ListLabel 1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7" style:display-name="ListLabel 1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8" style:display-name="ListLabel 1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9" style:display-name="ListLabel 1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0" style:display-name="ListLabel 127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71" style:display-name="ListLabel 12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2" style:display-name="ListLabel 1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3" style:display-name="ListLabel 1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4" style:display-name="ListLabel 1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5" style:display-name="ListLabel 1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6" style:display-name="ListLabel 1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7" style:display-name="ListLabel 1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8" style:display-name="ListLabel 1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9" style:display-name="ListLabel 127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0" style:display-name="ListLabel 12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1" style:display-name="ListLabel 1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2" style:display-name="ListLabel 1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3" style:display-name="ListLabel 1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4" style:display-name="ListLabel 1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5" style:display-name="ListLabel 1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6" style:display-name="ListLabel 1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7" style:display-name="ListLabel 1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8" style:display-name="ListLabel 128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9" style:display-name="ListLabel 12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0" style:display-name="ListLabel 12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1" style:display-name="ListLabel 12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2" style:display-name="ListLabel 12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3" style:display-name="ListLabel 12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4" style:display-name="ListLabel 12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5" style:display-name="ListLabel 12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6" style:display-name="ListLabel 12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7" style:display-name="ListLabel 12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8" style:display-name="ListLabel 12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9" style:display-name="ListLabel 1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0" style:display-name="ListLabel 1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1" style:display-name="ListLabel 1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2" style:display-name="ListLabel 1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3" style:display-name="ListLabel 1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4" style:display-name="ListLabel 1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5" style:display-name="ListLabel 1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6" style:display-name="ListLabel 130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07" style:display-name="ListLabel 13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8" style:display-name="ListLabel 13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9" style:display-name="ListLabel 1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0" style:display-name="ListLabel 1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1" style:display-name="ListLabel 1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2" style:display-name="ListLabel 1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3" style:display-name="ListLabel 1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4" style:display-name="ListLabel 1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5" style:display-name="ListLabel 131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16" style:display-name="ListLabel 13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7" style:display-name="ListLabel 13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8" style:display-name="ListLabel 13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9" style:display-name="ListLabel 13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0" style:display-name="ListLabel 13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1" style:display-name="ListLabel 13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2" style:display-name="ListLabel 13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3" style:display-name="ListLabel 13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4" style:display-name="ListLabel 132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5" style:display-name="ListLabel 13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6" style:display-name="ListLabel 13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7" style:display-name="ListLabel 13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8" style:display-name="ListLabel 13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9" style:display-name="ListLabel 13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0" style:display-name="ListLabel 13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1" style:display-name="ListLabel 13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2" style:display-name="ListLabel 13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3" style:display-name="ListLabel 133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34" style:display-name="ListLabel 1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5" style:display-name="ListLabel 13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6" style:display-name="ListLabel 13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7" style:display-name="ListLabel 1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8" style:display-name="ListLabel 13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9" style:display-name="ListLabel 13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0" style:display-name="ListLabel 1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1" style:display-name="ListLabel 13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2" style:display-name="ListLabel 134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43" style:display-name="ListLabel 1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4" style:display-name="ListLabel 13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5" style:display-name="ListLabel 13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6" style:display-name="ListLabel 1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7" style:display-name="ListLabel 13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8" style:display-name="ListLabel 13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9" style:display-name="ListLabel 1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0" style:display-name="ListLabel 13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1" style:display-name="ListLabel 13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52" style:display-name="ListLabel 1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3" style:display-name="ListLabel 13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4" style:display-name="ListLabel 13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5" style:display-name="ListLabel 1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6" style:display-name="ListLabel 13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7" style:display-name="ListLabel 13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8" style:display-name="ListLabel 1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9" style:display-name="ListLabel 13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0" style:display-name="ListLabel 136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61" style:display-name="ListLabel 1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2" style:display-name="ListLabel 13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3" style:display-name="ListLabel 13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4" style:display-name="ListLabel 1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5" style:display-name="ListLabel 13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6" style:display-name="ListLabel 13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7" style:display-name="ListLabel 1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8" style:display-name="ListLabel 13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9" style:display-name="ListLabel 13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0" style:display-name="ListLabel 1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1" style:display-name="ListLabel 13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2" style:display-name="ListLabel 13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3" style:display-name="ListLabel 1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4" style:display-name="ListLabel 13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5" style:display-name="ListLabel 13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6" style:display-name="ListLabel 1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7" style:display-name="ListLabel 13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8" style:display-name="ListLabel 13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9" style:display-name="ListLabel 13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0" style:display-name="ListLabel 13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1" style:display-name="ListLabel 1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2" style:display-name="ListLabel 1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3" style:display-name="ListLabel 1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4" style:display-name="ListLabel 1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5" style:display-name="ListLabel 1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6" style:display-name="ListLabel 1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7" style:display-name="ListLabel 138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88" style:display-name="ListLabel 1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9" style:display-name="ListLabel 1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0" style:display-name="ListLabel 1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1" style:display-name="ListLabel 1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2" style:display-name="ListLabel 1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3" style:display-name="ListLabel 1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4" style:display-name="ListLabel 1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5" style:display-name="ListLabel 1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6" style:display-name="ListLabel 139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97" style:display-name="ListLabel 13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8" style:display-name="ListLabel 1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9" style:display-name="ListLabel 1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0" style:display-name="ListLabel 1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1" style:display-name="ListLabel 1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2" style:display-name="ListLabel 1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3" style:display-name="ListLabel 1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4" style:display-name="ListLabel 1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5" style:display-name="ListLabel 140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06" style:display-name="ListLabel 14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7" style:display-name="ListLabel 1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8" style:display-name="ListLabel 1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9" style:display-name="ListLabel 1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0" style:display-name="ListLabel 1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1" style:display-name="ListLabel 1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2" style:display-name="ListLabel 1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3" style:display-name="ListLabel 1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4" style:display-name="ListLabel 141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15" style:display-name="ListLabel 14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6" style:display-name="ListLabel 1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7" style:display-name="ListLabel 1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8" style:display-name="ListLabel 1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9" style:display-name="ListLabel 1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0" style:display-name="ListLabel 1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1" style:display-name="ListLabel 1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2" style:display-name="ListLabel 1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3" style:display-name="ListLabel 142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24" style:display-name="ListLabel 14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5" style:display-name="ListLabel 14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6" style:display-name="ListLabel 1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7" style:display-name="ListLabel 1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8" style:display-name="ListLabel 1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9" style:display-name="ListLabel 1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0" style:display-name="ListLabel 1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1" style:display-name="ListLabel 1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2" style:display-name="ListLabel 143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33" style:display-name="ListLabel 14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4" style:display-name="ListLabel 14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5" style:display-name="ListLabel 14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6" style:display-name="ListLabel 14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7" style:display-name="ListLabel 14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8" style:display-name="ListLabel 14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9" style:display-name="ListLabel 14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0" style:display-name="ListLabel 14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1" style:display-name="ListLabel 144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42" style:display-name="ListLabel 1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3" style:display-name="ListLabel 14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4" style:display-name="ListLabel 14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5" style:display-name="ListLabel 1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6" style:display-name="ListLabel 14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7" style:display-name="ListLabel 14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8" style:display-name="ListLabel 1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9" style:display-name="ListLabel 14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0" style:display-name="ListLabel 1450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51" style:display-name="ListLabel 1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2" style:display-name="ListLabel 14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3" style:display-name="ListLabel 14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4" style:display-name="ListLabel 1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5" style:display-name="ListLabel 14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6" style:display-name="ListLabel 14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7" style:display-name="ListLabel 1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8" style:display-name="ListLabel 14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9" style:display-name="ListLabel 145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0" style:display-name="ListLabel 1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1" style:display-name="ListLabel 14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2" style:display-name="ListLabel 14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3" style:display-name="ListLabel 1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4" style:display-name="ListLabel 14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5" style:display-name="ListLabel 14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6" style:display-name="ListLabel 1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7" style:display-name="ListLabel 14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8" style:display-name="ListLabel 146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9" style:display-name="ListLabel 1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0" style:display-name="ListLabel 14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1" style:display-name="ListLabel 14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2" style:display-name="ListLabel 1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3" style:display-name="ListLabel 14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4" style:display-name="ListLabel 14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5" style:display-name="ListLabel 1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6" style:display-name="ListLabel 14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7" style:display-name="ListLabel 147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78" style:display-name="ListLabel 1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9" style:display-name="ListLabel 14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0" style:display-name="ListLabel 14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1" style:display-name="ListLabel 1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2" style:display-name="ListLabel 14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3" style:display-name="ListLabel 14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4" style:display-name="ListLabel 1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5" style:display-name="ListLabel 14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6" style:display-name="ListLabel 14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87" style:display-name="ListLabel 14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8" style:display-name="ListLabel 14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9" style:display-name="ListLabel 1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0" style:display-name="ListLabel 1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1" style:display-name="ListLabel 1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2" style:display-name="ListLabel 1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3" style:display-name="ListLabel 1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4" style:display-name="ListLabel 1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5" style:display-name="ListLabel 149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96" style:display-name="ListLabel 1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7" style:display-name="ListLabel 1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8" style:display-name="ListLabel 1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9" style:display-name="ListLabel 1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0" style:display-name="ListLabel 1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1" style:display-name="ListLabel 1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2" style:display-name="ListLabel 1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3" style:display-name="ListLabel 1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4" style:display-name="ListLabel 15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05" style:display-name="ListLabel 15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6" style:display-name="ListLabel 1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7" style:display-name="ListLabel 1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8" style:display-name="ListLabel 1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9" style:display-name="ListLabel 1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0" style:display-name="ListLabel 1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1" style:display-name="ListLabel 1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2" style:display-name="ListLabel 1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3" style:display-name="ListLabel 151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14" style:display-name="ListLabel 15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5" style:display-name="ListLabel 1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6" style:display-name="ListLabel 1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7" style:display-name="ListLabel 1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8" style:display-name="ListLabel 1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9" style:display-name="ListLabel 1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0" style:display-name="ListLabel 1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1" style:display-name="ListLabel 1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2" style:display-name="ListLabel 152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23" style:display-name="ListLabel 15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4" style:display-name="ListLabel 1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5" style:display-name="ListLabel 1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6" style:display-name="ListLabel 1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7" style:display-name="ListLabel 1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8" style:display-name="ListLabel 1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9" style:display-name="ListLabel 1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0" style:display-name="ListLabel 1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1" style:display-name="ListLabel 153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32" style:display-name="ListLabel 15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3" style:display-name="ListLabel 1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4" style:display-name="ListLabel 1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5" style:display-name="ListLabel 1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6" style:display-name="ListLabel 1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7" style:display-name="ListLabel 1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8" style:display-name="ListLabel 1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9" style:display-name="ListLabel 1539" style:family="text">
      <style:text-properties style:font-name-complex="OpenSymbol2" style:font-family-complex="OpenSymbol, 'Arial Unicode M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5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3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53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3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3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3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3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3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3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35:22</meta:creation-date>
    <dc:language>fr-FR</dc:language>
    <dc:date>2017-06-19T12:57:14.147162119</dc:date>
    <meta:editing-cycles>90</meta:editing-cycles>
    <meta:editing-duration>PT8H53M26S</meta:editing-duration>
    <meta:generator>LibreOffice/4.2.8.2$Linux_X86_64 LibreOffice_project/420m0$Build-2</meta:generator>
    <meta:document-statistic meta:table-count="0" meta:image-count="0" meta:object-count="0" meta:page-count="1" meta:paragraph-count="11" meta:word-count="58" meta:character-count="320" meta:non-whitespace-character-count="269"/>
  </office:meta>
</office:document-meta>
</file>